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Meu_pacote;</text:span></text:p>
      <text:p text:style-name="P1"><text:span text:style-name="T1"/></text:p>
      <text:p text:style-name="P1"><text:span text:style-name="T1">public class Comissionado extends Empregado {</text:span></text:p>
      <text:p text:style-name="P1"><text:span text:style-name="T1"><text:tab/>private double brutoVendas;</text:span></text:p>
      <text:p text:style-name="P1"><text:span text:style-name="T1"><text:tab/>private double taxaComissao;</text:span></text:p>
      <text:p text:style-name="P1"><text:span text:style-name="T1"><text:tab/>private double bonus;</text:span></text:p>
      <text:p text:style-name="P1"><text:span text:style-name="T1"><text:tab/></text:span></text:p>
      <text:p text:style-name="P1"><text:span text:style-name="T1"><text:tab/>public double calculaSalario() {</text:span></text:p>
      <text:p text:style-name="P1"><text:span text:style-name="T1"><text:tab/><text:tab/>return(((brutoVendas *((taxaComissao / 100) + 1))- brutoVendas) + bonus)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public Comissionado(String nome, String depto, double brutoVendas, double taxaComissao, double bonus) {</text:span></text:p>
      <text:p text:style-name="P1"><text:span text:style-name="T1"><text:tab/><text:tab/>super(nome, depto);</text:span></text:p>
      <text:p text:style-name="P1"><text:span text:style-name="T1"><text:tab/><text:tab/>this.brutoVendas = brutoVendas;</text:span></text:p>
      <text:p text:style-name="P1"><text:span text:style-name="T1"><text:tab/><text:tab/>this.taxaComissao = taxaComissao;</text:span></text:p>
      <text:p text:style-name="P1"><text:span text:style-name="T1"><text:tab/><text:tab/>this.bonus = bonus;</text:span></text:p>
      <text:p text:style-name="P1"><text:span text:style-name="T1"><text:tab/>}</text:span></text:p>
      <text:p text:style-name="P1"><text:span text:style-name="T1"><text:tab/>public double getBrutoVendas() {</text:span></text:p>
      <text:p text:style-name="P1"><text:span text:style-name="T1"><text:tab/><text:tab/>return brutoVendas;</text:span></text:p>
      <text:p text:style-name="P1"><text:span text:style-name="T1"><text:tab/>}</text:span></text:p>
      <text:p text:style-name="P1"><text:span text:style-name="T1"><text:tab/>public void setBrutoVendas(double brutoVendas) {</text:span></text:p>
      <text:p text:style-name="P1"><text:span text:style-name="T1"><text:tab/><text:tab/>this.brutoVendas = brutoVendas;</text:span></text:p>
      <text:p text:style-name="P1"><text:span text:style-name="T1"><text:tab/>}</text:span></text:p>
      <text:p text:style-name="P1"><text:span text:style-name="T1"><text:tab/>public double getTaxaComissao() {</text:span></text:p>
      <text:p text:style-name="P1"><text:span text:style-name="T1"><text:tab/><text:tab/>return taxaComissao;</text:span></text:p>
      <text:p text:style-name="P1"><text:span text:style-name="T1"><text:tab/>}</text:span></text:p>
      <text:p text:style-name="P1"><text:span text:style-name="T1"><text:tab/>public void setTaxaComissao(double taxaComissao) {</text:span></text:p>
      <text:p text:style-name="P1"><text:span text:style-name="T1"><text:tab/><text:tab/>this.taxaComissao = taxaComissao;</text:span></text:p>
      <text:p text:style-name="P1"><text:span text:style-name="T1"><text:tab/>}</text:span></text:p>
      <text:p text:style-name="P1"><text:span text:style-name="T1"><text:tab/>public double getBonus() {</text:span></text:p>
      <text:p text:style-name="P1"><text:span text:style-name="T1"><text:tab/><text:tab/>return bonus;</text:span></text:p>
      <text:p text:style-name="P1"><text:span text:style-name="T1"><text:tab/>}</text:span></text:p>
      <text:p text:style-name="P1"><text:span text:style-name="T1"><text:tab/>public void setBonus(double bonus) {</text:span></text:p>
      <text:p text:style-name="P1"><text:span text:style-name="T1"><text:tab/><text:tab/>this.bonus = bonus;</text:span></text:p>
      <text:p text:style-name="P1"><text:span text:style-name="T1"><text:tab/>}</text:span></text:p>
      <text:p text:style-name="P1"><text:span text:style-name="T1"><text:tab/>@Override</text:span></text:p>
      <text:p text:style-name="P1"><text:span text:style-name="T1"><text:tab/>public String toString() {</text:span></text:p>
      <text:p text:style-name="P1"><text:span text:style-name="T1"><text:tab/><text:tab/>return "Comissionado [brutoVendas=" + brutoVendas + ", taxaComissao=" + taxaComissao + ", bonus=" + bonus + "]";</text:span></text:p>
      <text:p text:style-name="P1"><text:span text:style-name="T1"><text:tab/>}</text:span></text:p>
      <text:p text:style-name="P1"><text:span text:style-name="T1"/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